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F1CD6CA4CD3402C7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6.516cm, 12.035cm, 17.855cm, 8.705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.4cm" svg:height="11.724cm" svg:x="0.3cm" svg:y="0.201cm">
          <draw:image xlink:href="Pictures/10000000000005E8000007E0F1CD6CA4CD3402C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22T14:19:00.485876587</dc:date>
    <meta:editing-duration>PT2M42S</meta:editing-duration>
    <meta:editing-cycles>4</meta:editing-cycles>
    <meta:generator>LibreOffice/7.2.2.2$MacOSX_X86_64 LibreOffice_project/02b2acce88a210515b4a5bb2e46cbfb63fe97d56</meta:generator>
    <meta:document-statistic meta:object-count="1"/>
  </office:meta>
</office:document-meta>
</file>